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36a3ca" officeooo:paragraph-rsid="0036a3ca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386d16" officeooo:paragraph-rsid="00386d16" style:language-asian="zxx" style:country-asian="none" style:language-complex="zxx" style:country-complex="none"/>
    </style:style>
    <style:style style:name="P41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text-properties fo:language="ru" fo:country="RU" officeooo:rsid="003003e0" officeooo:paragraph-rsid="002e9f1b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3a8f27" officeooo:paragraph-rsid="003a8f27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3b1e84" officeooo:paragraph-rsid="003b1e84" style:language-asian="zxx" style:country-asian="none" style:language-complex="zxx" style:country-complex="none"/>
    </style:style>
    <style:style style:name="P49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54469"/>
    </style:style>
    <style:style style:name="T3" style:family="text">
      <style:text-properties fo:language="ru" fo:country="RU" officeooo:rsid="003a8f27"/>
    </style:style>
    <style:style style:name="T4" style:family="text">
      <style:text-properties fo:language="ru" fo:country="RU" officeooo:rsid="003b1e84"/>
    </style:style>
    <style:style style:name="T5" style:family="text">
      <style:text-properties officeooo:rsid="000f99a4"/>
    </style:style>
    <style:style style:name="T6" style:family="text">
      <style:text-properties officeooo:rsid="00101e7f"/>
    </style:style>
    <style:style style:name="T7" style:family="text">
      <style:text-properties officeooo:rsid="001372d1"/>
    </style:style>
    <style:style style:name="T8" style:family="text">
      <style:text-properties officeooo:rsid="0014d466"/>
    </style:style>
    <style:style style:name="T9" style:family="text">
      <style:text-properties officeooo:rsid="001f720d"/>
    </style:style>
    <style:style style:name="T10" style:family="text">
      <style:text-properties officeooo:rsid="00227165"/>
    </style:style>
    <style:style style:name="T11" style:family="text">
      <style:text-properties officeooo:rsid="0011c8f7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3b1e84"/>
    </style:style>
    <style:style style:name="T14" style:family="text">
      <style:text-properties officeooo:rsid="003003e0"/>
    </style:style>
    <style:style style:name="T15" style:family="text">
      <style:text-properties officeooo:rsid="0035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5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5">ы</text:span>вающая на отсутств<text:span text:style-name="T5">ие</text:span> чего-<text:span text:style-name="T5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1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6">JPT с выбранным кодом</text:span></text:p>
      <text:p text:style-name="P5">COM – <text:span text:style-name="T6">код (9) использование инструкции с выбранным кодом</text:span></text:p>
      <text:p text:style-name="P5">PUT – <text:span text:style-name="T6">код (10) вывод значений на экран</text:span></text:p>
      <text:p text:style-name="P5">ADD – <text:span text:style-name="T6">код (14) </text:span><text:span text:style-name="T3">сложение</text:span><text:span text:style-name="T6">.</text:span></text:p>
      <text:p text:style-name="P6">SUBT – <text:span text:style-name="T6">код (15) </text:span><text:span text:style-name="T3">вычитание</text:span><text:span text:style-name="T6">.</text:span></text:p>
      <text:p text:style-name="P5">CMP – <text:span text:style-name="T6">код (16) сравнение значений регистров.</text:span></text:p>
      <text:p text:style-name="P9">INPUT – код (18) ввод значений с клавиатуры.</text:p>
      <text:p text:style-name="P10">MULT – код (19) умножение<text:span text:style-name="T10">.</text:span></text:p>
      <text:p text:style-name="P33">DIV – код (20) деление.</text:p>
      <text:p text:style-name="P34">PUSH – <text:span text:style-name="T1">код (200) добавление нового элемента в стек.</text:span></text:p>
      <text:p text:style-name="P34">EJECT – <text:span text:style-name="T1">код (201) извлечение элемента из стека.</text:span></text:p>
      <text:p text:style-name="P34">SUM – <text:span text:style-name="T1">код (202) суммирование значений стека.</text:span></text:p>
      <text:p text:style-name="P34">OUTPUT – <text:span text:style-name="T1">код (203) вывод головного элемента стека.</text:span></text:p>
      <text:p text:style-name="P5"/>
      <text:p text:style-name="P42">Флаги:</text:p>
      <text:p text:style-name="P5">STDI – <text:span text:style-name="T11">код (100) указывает на то что данные это число</text:span></text:p>
      <text:p text:style-name="P5">STDA – <text:span text:style-name="T11">код (101) указывает на то что данные это адрес регистра</text:span></text:p>
      <text:p text:style-name="P5">STDC – <text:span text:style-name="T11">код (102) указывает на то что данные это адрес регистра в котором находится <text:s/>код ASCII символа.</text:span></text:p>
      <text:p text:style-name="P6">CWR – <text:span text:style-name="T11">код (103) указывает на то что данные это код ASCII символа.</text:span></text:p>
      <text:p text:style-name="P5">VWR – <text:span text:style-name="T11">код (104)</text:span> <text:span text:style-name="T6">указывает на то что данные это число.</text:span></text:p>
      <text:p text:style-name="P5">ALL – <text:span text:style-name="T11">код (105) указывает на то что команда применяется ко всему коду.</text:span></text:p>
      <text:p text:style-name="P7">ACC – <text:span text:style-name="T11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9">107</text:span>) указывает на применение команды к аккумулятору, в качестве значений используются символы.</text:p>
      <text:p text:style-name="P37">NUM – код (300) указывает на то что данные это число из головного элемента стека.</text:p>
      <text:p text:style-name="P37">SYM – код (302) указывает на то что данные это символ из головного элемента стека.</text:p>
      <text:p text:style-name="P36">STACK – код (108) указывает на то что данные это головной элемент стека. </text:p>
      <text:p text:style-name="P38">GZ – код (400) реализует оператор &gt;.</text:p>
      <text:p text:style-name="P38">GEZ – код (401) реализует оператор &gt;=.</text:p>
      <text:p text:style-name="P38"><text:soft-page-break/>EZ – код (402) реализует оператор =.</text:p>
      <text:p text:style-name="P38">LZ – код (403) реализует оператор &lt;.</text:p>
      <text:p text:style-name="P38">LEZ – код (404) реализует оператор &lt;=.</text:p>
      <text:p text:style-name="P48">NEZ – код (405) реализует оператор !=.</text:p>
      <text:p text:style-name="P38">INF – код (40<text:span text:style-name="T4">6</text:span>) указывает на безусловный переход.</text:p>
      <text:p text:style-name="P5"/>
      <text:p text:style-name="P42">Директивы:</text:p>
      <text:p text:style-name="P5">JPT – <text:span text:style-name="T11">код (6) создаёт метку.</text:span></text:p>
      <text:p text:style-name="P5">DEB – <text:span text:style-name="T11">код (7) выводит номер читаемой ячейки памяти.</text:span></text:p>
      <text:p text:style-name="P8">MAIN – <text:s/><text:span text:style-name="T11">код (8)</text:span> <text:span text:style-name="T6">указывает на начало программы.</text:span></text:p>
      <text:p text:style-name="P8">RESTART – <text:s/><text:span text:style-name="T11">код (11)</text:span> <text:span text:style-name="T6">начинает исполнение программы сызнова.</text:span></text:p>
      <text:p text:style-name="P8">QUIT – <text:s/><text:span text:style-name="T11">код (12)</text:span> <text:span text:style-name="T6">завершает выполнение программы.</text:span></text:p>
      <text:p text:style-name="P8">CLEAR – <text:s/><text:span text:style-name="T11">код (13)</text:span> <text:span text:style-name="T6">стирает код программы из памяти.</text:span></text:p>
      <text:p text:style-name="P8">GOBACK – <text:span text:style-name="T11">код (17)</text:span> <text:span text:style-name="T6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6">И</text:span>нструкции и их значение:</text:p>
      <text:p text:style-name="P22"/>
      <text:p text:style-name="P22">Видовые соглашения: для обозначения инструкций я буду использовать следующую нотацию:</text:p>
      <text:p text:style-name="P22"/>
      <text:p text:style-name="P22">[Команда] [Флаг / nil] [Данные / nil]</text:p>
      <text:p text:style-name="P22"/>
      <text:p text:style-name="P22">[CRG] [STDI] [<text:span text:style-name="T7">N</text:span>] – <text:span text:style-name="T7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3"/>
      <text:p text:style-name="P23">[CR<text:span text:style-name="T7">C</text:span>] [STDI] [<text:span text:style-name="T7">N</text:span>] – <text:span text:style-name="T7">выбор ячейки N, регистра выбранного ранее с помощью </text:span>[CRG] [STDI] [<text:span text:style-name="T7">N</text:span>].</text:p>
      <text:p text:style-name="P23"/>
      <text:p text:style-name="P23">[<text:span text:style-name="T7">P</text:span>RG] [STDI] [<text:span text:style-name="T7">N</text:span>] – <text:span text:style-name="T7">положить значение N в нулевую ячейку регистра выбранного с помощью </text:span>[CRG] [STDI] [<text:span text:style-name="T7">N</text:span>]<text:span text:style-name="T7">.</text:span></text:p>
      <text:p text:style-name="P31">[PRG] [STDA] [N] — положить данные в N в ячейку регистра выбранного с помощью [CRG] [STDA] [N].</text:p>
      <text:p text:style-name="P15"/>
      <text:p text:style-name="P24"><text:span text:style-name="T6">[PRC] [STDI] [N] — выбор ячейки N регистра выбранного с помощью </text:span>[CRG] [STDI] [<text:span text:style-name="T7">N</text:span>].</text:p>
      <text:p text:style-name="P24">[<text:span text:style-name="T8">P</text:span>R<text:span text:style-name="T8">C</text:span>] [STD<text:span text:style-name="T8">A</text:span>] [<text:span text:style-name="T7">N, M</text:span>] – <text:span text:style-name="T8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36">[PRC] [ACC] [STACK] – копирование значения головного элемента стека в аккумулятор.</text:p>
      <text:p text:style-name="P36">[PRC] [STACK] [ACC] – копирование значения из аккумулятора в головной элемент стека. </text:p>
      <text:p text:style-name="P24"/>
      <text:p text:style-name="P38">[GJP] [addr] [op1] [<text:span text:style-name="T14">mark</text:span>] – <text:span text:style-name="T14">переход к метке mark если значение по адресу addr при сравнении с нулём используя оператор op1, является истинным. addr – это либо аккумулятор либо стек либо регистр. </text:span><text:span text:style-name="T2">Пример: </text:span><text:span text:style-name="T15">GJP GZ ACC 1.</text:span></text:p>
      <text:p text:style-name="P43"/>
      <text:p text:style-name="P32">[JPT] [N] [nil] — определение метки с номером N.</text:p>
      <text:p text:style-name="P25"/>
      <text:p text:style-name="P40">[PUT] [VALUE] [TYPE] – вывод на экран значения VALUE (ACC, STACK, адрес регистра), как типа TYPE (STDI, STDC, CWR, VWR).</text:p>
      <text:p text:style-name="P12"/>
      <text:p text:style-name="P17">[DEB] [nil] [nil] — вывод читаемой сейчас ячейки памяти.</text:p>
      <text:p text:style-name="P17">[MAIN] [nil] [nil] — начало программы.</text:p>
      <text:p text:style-name="P17"><text:soft-page-break/>[RESTART] [nil] [nil] — начало работы программы сызнова.</text:p>
      <text:p text:style-name="P11">[QUIT] [nil] [nil] — немедленное завершение программы.</text:p>
      <text:p text:style-name="P11"/>
      <text:p text:style-name="P17">[CLEAR] [ALL] [nil] — стирание всего кода программы находящегося до вызова CLEAR.</text:p>
      <text:p text:style-name="P17">[CLEAR] [N] [nil] — стирание определённой ячейки памяти.</text:p>
      <text:p text:style-name="P11"/>
      <text:p text:style-name="P44">[ADD] [addr] [type] [val] – прибавление к addr (ACC. STACK, регистр) значения val, type – <text:span text:style-name="T1">з</text:span>десь, это флаг обозначающий тип второго слагаемого (_stda, _vwr).</text:p>
      <text:p text:style-name="P26"/>
      <text:p text:style-name="P44">[SUBT] [addr] [type] [val] – вычитание <text:span text:style-name="T1">от</text:span> addr (ACC. STACK, регистр) значения val, type – <text:span text:style-name="T1">з</text:span>десь, это флаг обозначающий тип второго операнда (_stda, _vwr).</text:p>
      <text:p text:style-name="P28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29"/>
      <text:p text:style-name="P20">[GOBACK] [nil] [nil] — применяется если после перехода к метке нужно вернуться обратно.</text:p>
      <text:p text:style-name="P30"/>
      <text:p text:style-name="P39">[INPUT] [ADDR] [TYPE] – ввод значений с клавиатуры, ADDR – это место хранения введённого (ACC, STACK, адрес регистра), TYPE – тип вводимых значений (STDI, STDC).</text:p>
      <text:p text:style-name="P9"/>
      <text:p text:style-name="P44">[MULT] [addr] [type] [val] – умножение addr (ACC. STACK, регистр) на значение val, type – здесь, это флаг обозначающий тип второго слагаемого (_stda, _vwr).</text:p>
      <text:p text:style-name="P44"/>
      <text:p text:style-name="P44">[<text:span text:style-name="T13">DIV</text:span>] [addr] [type] [val] – деление addr (ACC. STACK, регистр) на значение val, type – здесь, это флаг обозначающий тип второго слагаемого (_stda, _vwr).</text:p>
      <text:p text:style-name="P21"/>
      <text:p text:style-name="P35">[PUSH] [N] [nil] – <text:span text:style-name="T1">добавить в голову стека значение </text:span><text:span text:style-name="T12">N.</text:span></text:p>
      <text:p text:style-name="P35"><text:span text:style-name="T12">[EJECT] [nil] [nil] – </text:span><text:span text:style-name="T1">извлечение из стека головного элемента.</text:span></text:p>
      <text:p text:style-name="P49">[SUM] [nil] [nil] – <text:span text:style-name="T1">суммирование значений стека.</text:span></text:p>
      <text:p text:style-name="P45">[OUTPUT] [NUM] [nil] – вывод на экран головного элемента стека как числа.</text:p>
      <text:p text:style-name="P45">[OUTPUT] [SYM] [nil] – вывод на экран головного элемента стека как символа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5-02T17:02:58.010000000</dc:date>
    <meta:editing-duration>PT5H48M50S</meta:editing-duration>
    <meta:editing-cycles>2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7" meta:word-count="930" meta:character-count="5989" meta:non-whitespace-character-count="5045"/>
  </office:meta>
</office:document-meta>
</file>